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fo:margin-left="-0.018cm" table:align="left"/>
    </style:style>
    <style:style style:name="Tabela1.A" style:family="table-column">
      <style:table-column-properties style:column-width="8.491cm"/>
    </style:style>
    <style:style style:name="Tabela1.B" style:family="table-column">
      <style:table-column-properties style:column-width="8.509cm"/>
    </style:style>
    <style:style style:name="Tabela1.A1" style:family="table-cell">
      <style:table-cell-properties style:vertical-align="middle" fo:padding="0cm" fo:border="none" style:writing-mode="lr-tb"/>
    </style:style>
    <style:style style:name="P1" style:family="paragraph" style:parent-style-name="Normalny">
      <style:paragraph-properties fo:hyphenation-ladder-count="no-limit" fo:break-before="page"/>
      <style:text-properties fo:color="#000000" style:font-name="Times New Roman" fo:hyphenate="tru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weight="bold" style:font-weight-asian="bold"/>
    </style:style>
    <style:style style:name="P7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weight="bold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fo:color="#000000" style:font-name="Times New Roman"/>
    </style:style>
    <style:style style:name="P9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10" style:family="paragraph" style:parent-style-name="Text_20_body">
      <style:paragraph-properties fo:margin-top="0cm" fo:margin-bottom="0cm" loext:contextual-spacing="false" fo:line-height="150%" fo:text-align="justify" style:justify-single-word="false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"/>
    </style:style>
    <style:style style:name="P12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000000" style:font-name="Times New Roman"/>
    </style:style>
    <style:style style:name="P14" style:family="paragraph" style:parent-style-name="Text_20_body">
      <style:paragraph-properties fo:margin-left="1.251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000000" style:font-name="Times New Roman"/>
    </style:style>
    <style:style style:name="P15" style:family="paragraph" style:parent-style-name="Text_20_body">
      <style:paragraph-properties fo:margin-left="1.905cm" fo:margin-right="0cm" fo:margin-top="0cm" fo:margin-bottom="0cm" loext:contextual-spacing="false" fo:line-height="150%" fo:text-align="justify" style:justify-single-word="false" fo:text-indent="0cm" style:auto-text-indent="false">
        <style:tab-stops/>
      </style:paragraph-properties>
      <style:text-properties fo:color="#000000" style:font-name="Times New Roman"/>
    </style:style>
    <style:style style:name="P16" style:family="paragraph" style:parent-style-name="Table_20_Contents">
      <style:paragraph-properties fo:line-height="150%" fo:text-align="center" style:justify-single-word="false"/>
      <style:text-properties fo:color="#000000" style:font-name="Times New Roman" fo:font-weight="bold" style:font-weight-asian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color="#000000" style:font-name="Times New Roman"/>
    </style:style>
    <style:style style:name="P18" style:family="paragraph" style:parent-style-name="Normalny">
      <style:paragraph-properties fo:margin-left="0cm" fo:margin-right="-0.026cm" fo:margin-top="0cm" fo:margin-bottom="0.243cm" loext:contextual-spacing="false" fo:text-align="center" style:justify-single-word="false" fo:text-indent="0cm" style:auto-text-indent="false"/>
    </style:style>
    <style:style style:name="P19" style:family="paragraph" style:parent-style-name="Normalny">
      <style:paragraph-properties fo:margin-left="1.706cm" fo:margin-right="1.529cm" fo:margin-top="0cm" fo:margin-bottom="1.868cm" loext:contextual-spacing="false" fo:line-height="145%" fo:text-align="center" style:justify-single-word="false" fo:text-indent="-0.018cm" style:auto-text-indent="false">
        <style:tab-stops/>
      </style:paragraph-properties>
    </style:style>
    <style:style style:name="P20" style:family="paragraph" style:parent-style-name="Normalny">
      <style:paragraph-properties fo:margin-left="-0.009cm" fo:margin-right="0cm" fo:margin-top="0cm" fo:margin-bottom="1.168cm" loext:contextual-spacing="false" fo:text-indent="-0.018cm" style:auto-text-indent="false">
        <style:tab-stops/>
      </style:paragraph-properties>
    </style:style>
    <style:style style:name="P21" style:family="paragraph" style:parent-style-name="Normalny">
      <style:paragraph-properties fo:margin-left="-0.009cm" fo:margin-right="0cm" fo:margin-top="0cm" fo:margin-bottom="1.168cm" loext:contextual-spacing="false" fo:text-align="justify" style:justify-single-word="false" fo:text-indent="-0.018cm" style:auto-text-indent="false">
        <style:tab-stops/>
      </style:paragraph-properties>
    </style:style>
    <style:style style:name="P22" style:family="paragraph" style:parent-style-name="Normalny">
      <style:paragraph-properties fo:margin-left="-0.009cm" fo:margin-right="0cm" fo:text-indent="-0.018cm" style:auto-text-indent="false">
        <style:tab-stops/>
      </style:paragraph-properties>
    </style:style>
    <style:style style:name="P23" style:family="paragraph" style:parent-style-name="Normalny">
      <style:paragraph-properties fo:margin-top="0cm" fo:margin-bottom="1.168cm" loext:contextual-spacing="false"/>
      <style:text-properties fo:color="#000000" style:font-name="Calibri"/>
    </style:style>
    <style:style style:name="P24" style:family="paragraph" style:parent-style-name="Normalny">
      <style:paragraph-properties fo:text-align="justify" style:justify-single-word="false"/>
    </style:style>
    <style:style style:name="P25" style:family="paragraph" style:parent-style-name="Text_20_body" style:list-style-name="L2"/>
    <style:style style:name="P26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weight="bold" style:font-weight-asian="bold"/>
    </style:style>
    <style:style style:name="P27" style:family="paragraph" style:parent-style-name="Text_20_body" style:list-style-name="L2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28" style:family="paragraph" style:parent-style-name="Text_20_body" style:list-style-name="L3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29" style:family="paragraph" style:parent-style-name="Text_20_body" style:list-style-name="L4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30" style:family="paragraph" style:parent-style-name="Text_20_body" style:list-style-name="L5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31" style:family="paragraph" style:parent-style-name="Text_20_body" style:list-style-name="L6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32" style:family="paragraph" style:parent-style-name="Text_20_body" style:list-style-name="L7">
      <style:paragraph-properties fo:margin-top="0cm" fo:margin-bottom="0cm" loext:contextual-spacing="false" fo:line-height="150%" fo:text-align="justify" style:justify-single-word="false"/>
      <style:text-properties fo:color="#000000" style:font-name="Times New Roman"/>
    </style:style>
    <style:style style:name="P33" style:family="paragraph" style:parent-style-name="Text_20_body" style:list-style-name="L8">
      <style:paragraph-properties fo:margin-top="0cm" fo:margin-bottom="0cm" loext:contextual-spacing="false" fo:line-height="150%" fo:text-align="justify" style:justify-single-word="false" style:vertical-align="auto"/>
      <style:text-properties fo:color="#000000" style:font-name="Times New Roman"/>
    </style:style>
    <style:style style:name="P34" style:family="paragraph" style:parent-style-name="Heading_20_1">
      <style:paragraph-properties fo:text-align="center" style:justify-single-word="false"/>
    </style:style>
    <style:style style:name="P35" style:family="paragraph" style:parent-style-name="Standard" style:master-page-name="MP0">
      <style:paragraph-properties fo:text-align="end" style:justify-single-word="false" style:page-number="auto" fo:break-before="page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weight="bold" style:font-weight-asian="bold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style:language-asian="pl" style:country-asian="PL" style:language-complex="ar" style:country-complex="SA"/>
    </style:style>
    <style:style style:name="T5" style:family="text">
      <style:text-properties officeooo:rsid="000ed80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499cm" fo:margin-left="1.24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499cm" fo:margin-left="2.49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499cm" fo:margin-left="3.7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499cm" fo:margin-left="4.98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499cm" fo:margin-left="6.2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499cm" fo:margin-left="7.48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499cm" fo:margin-left="8.7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499cm" fo:margin-left="9.977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499cm" fo:margin-left="11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Warszawa, 18 listopada 2017 r.</text:p>
      <text:p text:style-name="Standard"/>
      <text:p text:style-name="Standard"/>
      <text:p text:style-name="Standard"/>
      <text:h text:style-name="P34" text:outline-level="1">Protokół Walnego Zebrania Stowarzyszenia Polska Grupa Użytkowników Pythona</text:h>
      <text:p text:style-name="P2"/>
      <text:p text:style-name="Standard"/>
      <text:p text:style-name="P4">W dniu 18 listopada 2017 r. o godzinie 15:00 w Warszawie rozpoczęło się walne zebranie Stowarzyszenia Polska Grupa Użytkowników Pythona.</text:p>
      <text:p text:style-name="Text_20_body">Walne zebranie otworzył Marek Skaliński.</text:p>
      <text:p text:style-name="P4">Przez aklamację powołano Komisję Skrutacyjną (w skrócie KS) w składzie: Piotr Skamruk, Tadeusz Karpiński</text:p>
      <text:p text:style-name="Text_20_body">KS przeliczyła obecnych członków. Na 15 członków Stowarzyszenia obecnych było 8 . </text:p>
      <text:p text:style-name="Text_20_body"/>
      <text:list xml:id="list6184893580468505707" text:style-name="L1">
        <text:list-item>
          <text:p text:style-name="P26">Wybór Przewodniczącego i Sekretarza</text:p>
        </text:list-item>
      </text:list>
      <text:p text:style-name="P12">Na przewodniczącego zebrania wybrany został Wojciech Zając przy braku sprzeciwu, a na sekretarza zebrania Rafał Korzeniewski przy braku sprzeciwu.</text:p>
      <text:p text:style-name="P9"/>
      <text:p text:style-name="P6">2. Zgłoszony porządek obrad:</text:p>
      <text:list xml:id="list746882042068782708" text:style-name="L2">
        <text:list-item>
          <text:p text:style-name="P25">Sprawozdanie merytoryczne Zarządu,</text:p>
        </text:list-item>
        <text:list-item>
          <text:p text:style-name="P25">Sprawozdanie finansowe Zarządu,</text:p>
        </text:list-item>
        <text:list-item>
          <text:p text:style-name="P25">Wybory do władz Stowarzyszenia,</text:p>
        </text:list-item>
        <text:list-item>
          <text:p text:style-name="P27">Wolne wnioski.</text:p>
        </text:list-item>
      </text:list>
      <text:p text:style-name="P9"/>
      <text:p text:style-name="P6">3. Sprawozdanie merytoryczne Zarządu za rok 2016:</text:p>
      <text:p text:style-name="P9">Sprawozdanie merytoryczne Zarządu za rok 2016 zostało przedstawione przez Wojciecha Zająca</text:p>
      <text:p text:style-name="P9"/>
      <text:p text:style-name="P9">Głosowanie za przyjęciem sprawozdania merytorycznego Zarządu za rok 2016:</text:p>
      <text:p text:style-name="P9">za 8 osób,</text:p>
      <text:p text:style-name="P9">przeciw 0 osób,</text:p>
      <text:p text:style-name="P9">wstrzymało się 0 osób.</text:p>
      <text:p text:style-name="P9"/>
      <text:p text:style-name="P9">Uchwałą nr 1/11/2017 przyjęto sprawozdanie merytoryczne Zarządu za rok 2016.</text:p>
      <text:p text:style-name="P9"/>
      <text:p text:style-name="P6">4. Sprawozdanie finansowe Zarządu za rok 2016:</text:p>
      <text:p text:style-name="P9"><text:soft-page-break/>Sprawozdanie finansowe Zarządu za rok 2016 zostało przedstawione przez Wojciecha Zająca</text:p>
      <text:p text:style-name="P9"/>
      <text:p text:style-name="P9">Głosowanie za przyjęciem sprawozdania finansowego Zarządu za rok 2016:</text:p>
      <text:p text:style-name="P9">za 8 osób,</text:p>
      <text:p text:style-name="P9">przeciw 0 osób,</text:p>
      <text:p text:style-name="P9">wstrzymało się 0 osób.</text:p>
      <text:p text:style-name="P9"/>
      <text:p text:style-name="P9">Uchwałą nr 2/11/2017 przyjęto sprawozdanie finansowe Zarządu za rok 2016.</text:p>
      <text:p text:style-name="P9"/>
      <text:p text:style-name="P6">5. Wybory do władz Stowarzyszenia PLPUG:</text:p>
      <text:p text:style-name="P7">a) Wybory do Zarządu:</text:p>
      <text:p text:style-name="P9">Głosowanie za proponowaną liczbą członków Zarządu:</text:p>
      <text:p text:style-name="P10"><text:span text:style-name="Domyślna_20_czcionka_20_akapitu"><text:span text:style-name="T1">Proponowana liczba członków Zarządu to </text:span></text:span><text:span text:style-name="Domyślna_20_czcionka_20_akapitu"><text:span text:style-name="T2">4-ech</text:span></text:span><text:span text:style-name="Domyślna_20_czcionka_20_akapitu"><text:span text:style-name="T1"> członków.</text:span></text:span></text:p>
      <text:p text:style-name="P9"/>
      <text:p text:style-name="P9">Głosowanie odbyło się w trybie jawnym, gdzie każdy członek głosował na wybranego kandydata ubiegającego się o daną funkcję w Zarządzie.</text:p>
      <text:p text:style-name="P9"/>
      <text:p text:style-name="P9">Na stanowisko Prezesa Zarządu zgłoszono osoby Wojciech Zając, Agata Skamruk. Wynik głosowania za przyjęciem na stanowisko Prezesa Zarządu:</text:p>
      <text:p text:style-name="P9">za wyborem Wojciecha Zająca na powyższe stanowisko głosowało 4 osoby,</text:p>
      <text:p text:style-name="P9">za wyborem Agaty Skamruk na powyższe stanowisko głosowało 3 osób,</text:p>
      <text:p text:style-name="P9">wstrzymała się 1 osoba.</text:p>
      <text:p text:style-name="P9"/>
      <text:p text:style-name="P9">Powołano Wojciecha Zająca na stanowisko Prezesa Zarządu.</text:p>
      <text:p text:style-name="P9"/>
      <text:p text:style-name="P9">Na stanowisko Wiceprezesa Zarządu zgłoszono osoby: Marek Skaliński, Agata Skamruk, Tadeusz Karpiński Wynik głosowania za przyjęciem na stanowisko <text:s/>Wiceprezesa Zarządu:</text:p>
      <text:p text:style-name="P9">za wyborem Marka Skalińskiego zagłosowała 1 osoba</text:p>
      <text:p text:style-name="P9">za wyborem Agaty Skamruk na powyższe stanowisko głosowało 5 osób,</text:p>
      <text:p text:style-name="P9">za wyborem Tadeusz Karpiński na powyższe stanowisko głosowało 2 <text:s/>osoby,</text:p>
      <text:p text:style-name="P9">wstrzymało się 0 osób.</text:p>
      <text:p text:style-name="P9"/>
      <text:p text:style-name="P9">Powołano Agatę Skamruk na stanowisko Wiceprezesa Zarządu.</text:p>
      <text:p text:style-name="P9"/>
      <text:p text:style-name="P9"><text:soft-page-break/>Na stanowisko Sekretarza Zarządu zgłoszono osoby Marek Skaliński, Łukasz Posadowski. Wynik głosowania za przyjęciem na stanowisko <text:s/>Sekretarza Zarządu:</text:p>
      <text:p text:style-name="P9">za wyborem Marka Skalińskiego na powyższe stanowisko głosowało 3 osoby,</text:p>
      <text:p text:style-name="P9">za wyborem Łukasza Posadowskiego na powyższe stanowisko głosowało 5 osób,</text:p>
      <text:p text:style-name="P9">wstrzymało się 0 osób.</text:p>
      <text:p text:style-name="P9"/>
      <text:p text:style-name="P9">Powołano Łukasza Posadowskiego na stanowisko Sekretarza Zarządu.</text:p>
      <text:p text:style-name="P9"/>
      <text:p text:style-name="P9">Na stanowisko Skarbnika Zarządu zgłoszono osoby Marka Skalińskiego, Tadeusza Karpińskiego Wynik głosowania za przyjęciem na stanowisko <text:s/>Skarbnika Zarządu:</text:p>
      <text:p text:style-name="P9">za wyborem Marka Skalińskiego na powyższe stanowisko głosowało 5 osób,</text:p>
      <text:p text:style-name="P9">za wyborem Tadeusza Karpińskiego na powyższe stanowisko głosowało 3 osób,</text:p>
      <text:p text:style-name="P9">wstrzymało się 0 osób.</text:p>
      <text:p text:style-name="P9"/>
      <text:p text:style-name="P9">Powołano Marka Skalińskiego na stanowisko Skarbnika Zarządu.</text:p>
      <text:p text:style-name="P11"/>
      <text:p text:style-name="P9">W wyniku głosowania przyjęto następujące funkcje i skład Zarządu:</text:p>
      <text:list xml:id="list7307513268192453666" text:style-name="L3">
        <text:list-item>
          <text:p text:style-name="P28">Prezes Zarządu – Wojciech Zając</text:p>
        </text:list-item>
        <text:list-item>
          <text:p text:style-name="P28">Wiceprezes Zarządu – Agata Skamruk</text:p>
        </text:list-item>
        <text:list-item>
          <text:p text:style-name="P28">Sekretarz Zarządu – Łukasz Posadowski</text:p>
        </text:list-item>
        <text:list-item>
          <text:p text:style-name="P28">Skarbnik Zarządu – Marek Skaliński</text:p>
        </text:list-item>
      </text:list>
      <text:p text:style-name="P5"/>
      <text:p text:style-name="P9">Przewodniczący odczytał projekt uchwały o wyborze Zarządu. W głosowaniu jawnym uchwałę przyjęto:</text:p>
      <text:p text:style-name="P9">za 5 osób,</text:p>
      <text:p text:style-name="P9">przeciw 2 osoby,</text:p>
      <text:p text:style-name="P9">wstrzymało się 1 osobę.</text:p>
      <text:p text:style-name="P9"/>
      <text:p text:style-name="P9">Uchwałą nr 3/11/2017 przyjęto Zarząd.</text:p>
      <text:p text:style-name="P9"/>
      <text:p text:style-name="P7">b) Wybory do Komisji Rewizyjnej:</text:p>
      <text:p text:style-name="P9">Głosowanie za proponowaną liczbą członków Komisji Rewizyjnej:</text:p>
      <text:p text:style-name="P10"><text:span text:style-name="Domyślna_20_czcionka_20_akapitu"><text:span text:style-name="T1">Proponowana liczba członków Komisji Rewizyjnej to </text:span></text:span><text:span text:style-name="Domyślna_20_czcionka_20_akapitu"><text:span text:style-name="T2">3-ech</text:span></text:span><text:span text:style-name="Domyślna_20_czcionka_20_akapitu"><text:span text:style-name="T1"> członków.</text:span></text:span></text:p>
      <text:p text:style-name="P9">Głosowanie odbyło się w trybie jawnym, gdzie każdy członek głosował na wybranego kandydata ubiegającego się o daną funkcję w Komisji Rewizyjnej.</text:p>
      <text:p text:style-name="P9"><text:soft-page-break/></text:p>
      <text:p text:style-name="P9">Na stanowisko Przewodniczącego Komisji Rewizyjnej zgłoszono osoby: Piotr Maliński, Tadeusz Karpiński, Rafał Korzeniewski. Wynik głosowania za przyjęciem na stanowisko Przewodniczącego Komisji Rewizyjnej:</text:p>
      <text:p text:style-name="P9">za wyborem Piotra Malińskiego na powyższe stanowisko głosowało 5 osób,</text:p>
      <text:p text:style-name="P9">za wyborem Tadeusza Karpińskiego na powyższe stanowisko głosowało 0 osób,</text:p>
      <text:p text:style-name="P9">za wyborem Rafała Korzeniewski na powyższe stanowisko głosowała 1 osoba,</text:p>
      <text:p text:style-name="P9">wstrzymały się 2 osoby.</text:p>
      <text:p text:style-name="P9"/>
      <text:p text:style-name="P9">Powołano Piotra Malińskiego na stanowisko Przewodniczącego Komisji Rewizyjnej.</text:p>
      <text:p text:style-name="P9"/>
      <text:p text:style-name="P9">Na stanowisko Wiceprzewodniczącego Komisji Rewizyjnej zgłoszono osoby: Tadeusz Karpiński, Rafał Korzeniewski. Wynik głosowania za przyjęciem na stanowisko Wiceprzewodniczącego Komisji Rewizyjnej:</text:p>
      <text:p text:style-name="P9">za wyborem Tadeusza Karpińskiego na powyższe stanowisko głosowało 6 osób,</text:p>
      <text:p text:style-name="P9">za wyborem Rafała Korzeniewskiego na powyższe stanowisko głosowało 0 osób,</text:p>
      <text:p text:style-name="P9">wstrzymały się 2 osoby.</text:p>
      <text:p text:style-name="P9"/>
      <text:p text:style-name="P9">Powołano Tadeusza Karpińskiego na stanowisko Wiceprzewodniczącego Komisji Rewizyjnej.</text:p>
      <text:p text:style-name="P9"/>
      <text:p text:style-name="P9">Na stanowisko Sekretarza Komisji Rewizyjnej zgłoszono osobę Rafała Korzeniewskiego. Wynik głosowania za przyjęciem na stanowisko Sekretarza Komisji Rewizyjnej:</text:p>
      <text:p text:style-name="P9">za wyborem Rafała Korzeniewskiego na powyższe stanowisko głosowało 6 osób,</text:p>
      <text:p text:style-name="P9">wstrzymały się 2 osoby.</text:p>
      <text:p text:style-name="P9"/>
      <text:p text:style-name="P9">Powołano Rafała Korzeniewskiego na stanowisko Sekretarza Komisji Rewizyjnej.</text:p>
      <text:p text:style-name="P9"/>
      <text:p text:style-name="P9">W wyniku głosowania przyjęto następujące funkcje i skład Komisji Rewizyjnej:</text:p>
      <text:list xml:id="list7347540055295800324" text:style-name="L4">
        <text:list-item>
          <text:p text:style-name="P29">Przewodniczący Komisji Rewizyjnej –Piotr Maliński</text:p>
        </text:list-item>
        <text:list-item>
          <text:p text:style-name="P29">Wiceprzewodniczący Komisji Rewizyjnej – Tadeusz Karpiński</text:p>
        </text:list-item>
        <text:list-item>
          <text:p text:style-name="P29">Sekretarz Komisji Rewizyjnej – Rafał Korzeniewski</text:p>
        </text:list-item>
      </text:list>
      <text:p text:style-name="P8"/>
      <text:p text:style-name="P9">Przewodniczący odczytał projekt uchwały o wyborze Komisji Rewizyjnej. W głosowaniu jawnym uchwałę przyjęto:</text:p>
      <text:p text:style-name="P9">za 6 osób,</text:p>
      <text:p text:style-name="P9"><text:soft-page-break/>przeciw 0 osób,</text:p>
      <text:p text:style-name="P9">wstrzymało się 2 osoby.</text:p>
      <text:p text:style-name="P9"/>
      <text:p text:style-name="P9">Uchwałą nr 4/11/2017 <text:s/>przyjęto Komisję Rewizyjną.</text:p>
      <text:p text:style-name="P11"/>
      <text:p text:style-name="P6">c) Wybór Sądu Koleżeńskiego</text:p>
      <text:p text:style-name="P9">Do Sądu Koleżeńskiego nie zgłoszono kandydatur.</text:p>
      <text:p text:style-name="P9"/>
      <text:p text:style-name="P6">d) Wybór Rzecznika Dyscyplinarnego</text:p>
      <text:p text:style-name="P9">Na stanowisko Rzecznika Dyscyplinarnego zgłoszono kandydaturę Piotra Skamruka. W wyniku głosowania na stanowisko Rzecznika Dyscyplinarnego wybrano:</text:p>
      <text:p text:style-name="P9"/>
      <text:p text:style-name="P9">za 6 osób,</text:p>
      <text:p text:style-name="P9">przeciw 0 osób,</text:p>
      <text:p text:style-name="P9">wstrzymały się 2 osoby.</text:p>
      <text:p text:style-name="P9"/>
      <text:p text:style-name="P9">Przewodniczący odczytał projekt uchwały o wyborze Rzecznika Dyscyplinarnego. W głosowaniu jawnym uchwałę przyjęto:</text:p>
      <text:p text:style-name="P9">za 6 osób,</text:p>
      <text:p text:style-name="P9">przeciw 0 osób,</text:p>
      <text:p text:style-name="P9">wstrzymały się 2 osoby.</text:p>
      <text:p text:style-name="P9"/>
      <text:p text:style-name="P9">Uchwałą nr 5/11/2017 <text:s/>wybrano Rzecznika Dyscyplinarnego.</text:p>
      <text:p text:style-name="P11"/>
      <text:p text:style-name="P11">Po tym głosowaniu zebranie opuścił Łukasz Posadowski.</text:p>
      <text:p text:style-name="P11"/>
      <text:p text:style-name="P6">6. Wolne wnioski</text:p>
      <text:p text:style-name="P6"/>
      <text:p text:style-name="P9">Marek Skaliński zgłosił następujące wolne wnioski:</text:p>
      <text:list xml:id="list7407932802732989907" text:style-name="L5">
        <text:list-item>
          <text:p text:style-name="P30">Zmiana wysokości składek</text:p>
        </text:list-item>
      </text:list>
      <text:p text:style-name="P13">Za zmianą wysokości składek głosowało 5 osób</text:p>
      <text:p text:style-name="P13">Przeciw 1 osoba</text:p>
      <text:p text:style-name="P13">Wstrzymała się 1 osoba</text:p>
      <text:p text:style-name="P9"/>
      <text:p text:style-name="P14">Zaproponowano następujące stawki:</text:p>
      <text:list xml:id="list3735268708342009538" text:style-name="L6">
        <text:list-item>
          <text:p text:style-name="P31"><text:soft-page-break/>40 PLN za rok dla ucznia/studenta do 26 roku życia, 80 PLN pozostali członkowie </text:p>
        </text:list-item>
        <text:list-item>
          <text:p text:style-name="P31">30 PLN za rok dla ucznia/studenta do 26 roku życia, 60 PLN pozostali członkowie </text:p>
        </text:list-item>
        <text:list-item>
          <text:p text:style-name="P31">12 PLN za rok dla ucznia/studenta do 26 roku życia, 24 PLN pozostali członkowie </text:p>
        </text:list-item>
      </text:list>
      <text:p text:style-name="P13"/>
      <text:p text:style-name="P9">Za opcją a) głosowała 1 osoba</text:p>
      <text:p text:style-name="P9">Za opcją b) głosowały 2 osoby</text:p>
      <text:p text:style-name="P9">Za opcją c) głosowały 3 osoby</text:p>
      <text:p text:style-name="P9">1 osoba wstrzymała się od głosu.</text:p>
      <text:p text:style-name="P9">Przewodniczący odczytał projekt uchwały o ustaleniu stawki opłaty członkowskiej.</text:p>
      <text:p text:style-name="P9">W głosowaniu jawnym uchwałę przyjęto:</text:p>
      <text:p text:style-name="P9">za 5 osób,</text:p>
      <text:p text:style-name="P9">przeciw 2 osób,</text:p>
      <text:p text:style-name="P9">wstrzymało się 0 osób.</text:p>
      <text:p text:style-name="P9"/>
      <text:p text:style-name="P9">Uchwałą nr 6/11/2017 przyjęto nową stawkę składki członkowskiej na 12 PLN za rok dla ucznia/studenta do 26 roku życia, 24 PLN dla pozostałych członków </text:p>
      <text:p text:style-name="P15"/>
      <text:list xml:id="list104402767271835" text:style-name="L5">
        <text:list-item>
          <text:p text:style-name="P30">Wykreślenie słowa PyCon z Art. 9 pkt. 1 Statutu</text:p>
        </text:list-item>
        <text:list-item>
          <text:p text:style-name="P30">Dyskusję o zmianie zapisu Art. 9. pkt 8. </text:p>
        </text:list-item>
      </text:list>
      <text:p text:style-name="P9"/>
      <text:p text:style-name="P9">Nie przeprowadzono głosowania nad pkt 2 z powodu braku kworum. Dyskusja na temat pkt 3 przeniesiona została na następne Walne Zebranie.</text:p>
      <text:p text:style-name="P9"/>
      <text:p text:style-name="P9">Na tym zebranie zakończono.</text:p>
      <text:p text:style-name="P9"/>
      <text:p text:style-name="P3"><text:line-break/><text:line-break/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">Przewodniczący</text:p>
          </table:table-cell>
          <table:table-cell table:style-name="Tabela1.A1" office:value-type="string">
            <text:p text:style-name="P16">Sekretarz</text:p>
          </table:table-cell>
        </table:table-row>
      </table:table>
      <text:p text:style-name="P17"><text:s text:c="16"/>Wojciech Zając <text:s/><text:tab/><text:tab/> <text:s text:c="33"/>Rafał Korzeniewski</text:p>
      <text:p text:style-name="P1"/>
      <text:p text:style-name="P18"><text:span text:style-name="Domyślna_20_czcionka_20_akapitu"><text:span text:style-name="T3">Uchwała <text:s/>nr 1/11/2017</text:span></text:span></text:p>
      <text:p text:style-name="P19"><text:span text:style-name="Domyślna_20_czcionka_20_akapitu"><text:span text:style-name="T3">o przyjęciu sprawozdania merytorycznego Zarządu <text:line-break/>z dnia 18.11.2017</text:span></text:span></text:p>
      <text:p text:style-name="P20">Uchwałą Członków Stowarzyszenia Polskiej Grupy Użytkowników Pythona przyjęte zostało sprawozdanie merytoryczne Zarządu za rok 2016.</text:p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1"/>
      <text:p text:style-name="P18"><text:span text:style-name="Domyślna_20_czcionka_20_akapitu"><text:span text:style-name="T3">Uchwała <text:s/>nr 2/11/2017</text:span></text:span></text:p>
      <text:p text:style-name="P19"><text:span text:style-name="Domyślna_20_czcionka_20_akapitu"><text:span text:style-name="T3">o przyjęciu sprawozdania finansowego Zarządu <text:line-break/>z dnia 18.11.2017</text:span></text:span></text:p>
      <text:p text:style-name="P21">Uchwałą Członków Stowarzyszenia Polskiej Grupy Użytkowników Pythona przyjęte zostało sprawozdanie finansowe Zarządu za rok 2016.</text:p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1"/>
      <text:p text:style-name="P18"><text:span text:style-name="Domyślna_20_czcionka_20_akapitu"><text:span text:style-name="T3">Uchwała <text:s/>nr 3/11/2017</text:span></text:span></text:p>
      <text:p text:style-name="P19"><text:span text:style-name="Domyślna_20_czcionka_20_akapitu"><text:span text:style-name="T3">o wyborze Zarządu <text:line-break/>z dnia 18.11.2017</text:span></text:span></text:p>
      <text:p text:style-name="P20">Uchwałą Członków Stowarzyszenia Polskiej Grupy Użytkowników wybrano Zarząd Stowarzyszenia w składzie:</text:p>
      <text:list xml:id="list947726950848274477" text:style-name="L7">
        <text:list-item>
          <text:p text:style-name="P32">Prezes Zarządu – Wojciech Zając</text:p>
        </text:list-item>
        <text:list-item>
          <text:p text:style-name="P32">Wiceprezes Zarządu – Agata Skamruk</text:p>
        </text:list-item>
        <text:list-item>
          <text:p text:style-name="P32">Sekretarz Zarządu – Łukasz Posadowski</text:p>
        </text:list-item>
        <text:list-item>
          <text:p text:style-name="P32">Skarbnik Zarządu – Marek Skaliński</text:p>
        </text:list-item>
      </text:list>
      <text:p text:style-name="P20"/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1"/>
      <text:p text:style-name="P18"><text:span text:style-name="Domyślna_20_czcionka_20_akapitu"><text:span text:style-name="T3">Uchwała <text:s/>nr 4/11/2017</text:span></text:span></text:p>
      <text:p text:style-name="P19"><text:span text:style-name="Domyślna_20_czcionka_20_akapitu"><text:span text:style-name="T3">o przyjęciu składu Komisji Rewizyjnej <text:line-break/>z dnia 18.11.2017</text:span></text:span></text:p>
      <text:p text:style-name="P20">Uchwałą Członków Stowarzyszenia Polskiej Grupy Użytkowników Pythona przyjęta została Komisja Rewizyjna Stowarzyszenia oraz określone zostały funkcje członków Komisji Rewizyjnej:</text:p>
      <text:list xml:id="list2636037510328040605" text:style-name="L8">
        <text:list-item text:start-value="1">
          <text:p text:style-name="P33"><text:span text:style-name="T5">Przewodniczący</text:span> Komisji Rewizyjnej – Piotr Maliński</text:p>
        </text:list-item>
        <text:list-item>
          <text:p text:style-name="P33">Wice<text:span text:style-name="T5">przewodniczący</text:span> Komisji Rewizyjnej – Tadeusz Karpiński</text:p>
        </text:list-item>
        <text:list-item>
          <text:p text:style-name="P33">Sekretarz Komisji Rewizyjnej – Rafał Korzeniewski</text:p>
        </text:list-item>
      </text:list>
      <text:p text:style-name="P23"/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1"/>
      <text:p text:style-name="P18"><text:span text:style-name="Domyślna_20_czcionka_20_akapitu"><text:span text:style-name="T3">Uchwała <text:s/>nr 5/11/2017</text:span></text:span></text:p>
      <text:p text:style-name="P19"><text:span text:style-name="Domyślna_20_czcionka_20_akapitu"><text:span text:style-name="T3">o wyborze Rzecznika Dyscyplinarnego <text:line-break/>z dnia 18.11.2017</text:span></text:span></text:p>
      <text:p text:style-name="P21">Uchwałą Członków Stowarzyszenia Polskiej Grupy Użytkowników Pythona wybrano na Rzecznika Dyscyplinarnego Piotra Skamruka</text:p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1"/>
      <text:p text:style-name="P18"><text:span text:style-name="Domyślna_20_czcionka_20_akapitu"><text:span text:style-name="T3">Uchwała <text:s/>nr 6/11/2017</text:span></text:span></text:p>
      <text:p text:style-name="P19"><text:span text:style-name="Domyślna_20_czcionka_20_akapitu"><text:span text:style-name="T3">o zmianie stawki opłaty członkowskiej <text:line-break/>z dnia 18.11.2017</text:span></text:span></text:p>
      <text:p text:style-name="P10">Uchwałą Członków Stowarzyszenia Polskiej Grupy Użytkowników Pythona ustalono składki członkowskie w wysokości <text:span text:style-name="Domyślna_20_czcionka_20_akapitu"><text:span text:style-name="T1">12 PLN za rok dla ucznia/studenta do 26 roku życia, 24 PLN pozostali członkowie </text:span></text:span></text:p>
      <text:p text:style-name="P21"/>
      <text:p text:style-name="P22">Przewodniczący zebrania <text:tab/><text:tab/><text:tab/><text:tab/><text:tab/><text:tab/><text:tab/>Sekretarz zebrania</text:p>
      <text:p text:style-name="P22"/>
      <text:p text:style-name="P22"><text:s text:c="7"/>Wojciech Zając <text:s text:c="85"/>Rafał Korzeniewski</text:p>
      <text:p text:style-name="P24"><text:span text:style-name="Domyślna_20_czcionka_20_akapitu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ny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initial-creator>Korzeniewski Rafał (Britenet)</meta:initial-creator>
    <meta:creation-date>2017-11-19T12:05:00Z</meta:creation-date>
    <dc:date>2017-12-08T10:56:53.883448809</dc:date>
    <meta:print-date>2017-11-19T11:48:00Z</meta:print-date>
    <meta:editing-cycles>8</meta:editing-cycles>
    <meta:editing-duration>PT37M51S</meta:editing-duration>
    <meta:document-statistic meta:table-count="1" meta:image-count="0" meta:object-count="0" meta:page-count="12" meta:paragraph-count="169" meta:word-count="1281" meta:character-count="10208" meta:non-whitespace-character-count="8433"/>
    <meta:template xlink:type="simple" xlink:actuate="onRequest" xlink:title="" xlink:href="Normal"/>
  </office:meta>
</office:document-meta>
</file>